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77003c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77003c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M2; SC1 - Y-ES! W)(y don't you )(op in too, Kanaya? 38D</text:p>
      <text:p text:style-name="P1">T)(ere is plenty of space. Sollux and I are glubbing about feelings.</text:p>
      <text:p text:style-name="P1">)(-EY S)(UT YOUR MOP-EY BLOW )(OL-E!!! I was just s)(owing a little bassic courtesea.</text:p>
      <text:p text:style-name="P1">Really, you are just t)(e grouc)(iest dude sometimes.</text:p>
      <text:p text:style-name="P1">(And it's really cute!)</text:p>
      <text:p text:style-name="P1">GROUC)(Y MOT)(-ER GLUBB-ER.</text:p>
      <text:p text:style-name="P1">&lt;3</text:p>
      <text:p text:style-name="P1">Kanaya, I see t)(at look on your face.</text:p>
      <text:p text:style-name="P1">You are curious, but are nervous about meddling, M I RIT------E?</text:p>
      <text:p text:style-name="P1">It's okay, really! We were s)(aring some feelings about stuff. Sollux was feeling bummed because Aradia blew up, and s)(e was )(is very close friend.</text:p>
      <text:p text:style-name="P1">Yea)(! -Ey, Karcrab, get your nubs over )(ere! Plenty of room in t)(e pile!</text:p>
      <text:p text:style-name="P1">OMG, t)(at was SUC)( an obscene gesture )(e just made. 38O</text:p>
      <text:p text:style-name="P1">But I )(ave it on good aut)(ority t)(at s)(e is fine!</text:p>
      <text:p text:style-name="P1">Everyt)(ing is going to go swimmingly, YOU'LL S-E-E. 38)</text:p>
      <text:p text:style-name="P1">_</text:p>
      <text:p text:style-name="P1">KV2; SC2 - KRABSNACK!!!!!!</text:p>
      <text:p text:style-name="P1">You're just in time. We are talking about serious feelings )(ere!</text:p>
      <text:p text:style-name="P1">Sollux )(as been feeling...</text:p>
      <text:p text:style-name="P1">Oh fine. 38(</text:p>
      <text:p text:style-name="P1">So w)(at reeled you over to t)(e old pile?</text:p>
      <text:p text:style-name="P1">You are?</text:p>
      <text:p text:style-name="P1">Aw, t)(at's so sweet!</text:p>
      <text:p text:style-name="P1">Maybe somet)(ing frig)(tened )(im off into t)(e lab?</text:p>
      <text:p text:style-name="P1">W)(y don't you go looking for )(im? We could )(elp!</text:p>
      <text:p text:style-name="P1"><text:soft-page-break/>We were t)(inking of taking a nap, actually.</text:p>
      <text:p text:style-name="P1">You s)(ould too, Carpcatfis)(! It'll be GR-EAT!</text:p>
      <text:p text:style-name="P1">_</text:p>
      <text:p text:style-name="P1">EA3; SC3 - -Eridan, please! I don't want to see any more dueling.</text:p>
      <text:p text:style-name="P1">Don't try to provoke )(im. It's not like I don't know w)( you're doing! You keep trying to spark a rivalry wit)( )(im to get me to auspiticize between you two, and pull us out of your quadrant!</text:p>
      <text:p text:style-name="P1">It is t)(e oldest and lamest trick in t)(e book. It didn't work t)(en and it won't work now!</text:p>
      <text:p text:style-name="P1">Ok -Eridan, we can talk. But only if you're planning on being civil.</text:p>
      <text:p text:style-name="P1">Go wit)( you?? -Eridan, you weren't really serious about going to find Jack, were you?</text:p>
      <text:p text:style-name="P1">)(e )(as a point t)(oug)(, in t)(at you may be overestimating your abilities?</text:p>
      <text:p text:style-name="P1">Jack Noir is INSAN-ELY powerful -ERIDAN! Please, I don't want to see you do anyt)(ing foolis)( by trying to fig)(t )(im.</text:p>
      <text:p text:style-name="P1">YOU'R-E W)(AT???</text:p>
      <text:p text:style-name="P1">NO I AM NOT! And you aren't eit)(er! T)(at is GLUBBING INSAN-E!</text:p>
      <text:p text:style-name="P1">I t)(oug)(t you were supposed to be t)(e Prince of )(ope? )( is it )(opeful to surrender to a murderous demon like a COWARD???</text:p>
      <text:p text:style-name="P1">NO. You )(ave lost ALL RIG)(T to use fis)( puns FOR-EV-ER. I revoke your fis)( punning license as w)(ale as our fronds)(ip!</text:p>
      <text:p text:style-name="P1">W)(AT T)(-E FUCK DID I JUST SAY???</text:p>
      <text:p text:style-name="P1">T)(at's it. T)(is makes me sad, -Eridan, but now we )(ave to stop you. We can't let you find Jack and risk leading )(im to us.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41" meta:word-count="442" meta:character-count="2394"/>
    <meta:generator>OpenOffice/4.1.2$Win32 OpenOffice.org_project/412m3$Build-9782</meta:generator>
  </office:meta>
</office:document-meta>
</file>